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C000000CECE766823.png"/>
  <manifest:file-entry manifest:media-type="image/png" manifest:full-path="Pictures/10000000000003CF000002300258A7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cm" svg:height="14.36cm" svg:x="1.095cm" svg:y="3.235cm">
          <draw:image xlink:href="Pictures/10000000000003CF000002300258A76C.png" xlink:type="simple" xlink:show="embed" xlink:actuate="onLoad">
            <text:p/>
          </draw:image>
        </draw:frame>
        <draw:frame draw:style-name="gr2" draw:text-style-name="P1" draw:layer="layout" svg:width="21.882cm" svg:height="4.648cm" svg:x="3.718cm" svg:y="9.296cm">
          <draw:image xlink:href="Pictures/100002010000026C000000CECE7668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2-15T17:01:44</meta:creation-date>
    <meta:editing-duration>PT00H09M11S</meta:editing-duration>
    <meta:editing-cycles>3</meta:editing-cycles>
    <dc:date>2017-02-15T17:10:51</dc:date>
    <meta:generator>NeoOffice/3.4.1$Unix OpenOffice.org_project/Patch 8</meta:generator>
    <meta:document-statistic meta:object-count="25"/>
  </office:meta>
</office:document-meta>
</file>